
<file path=word/webextensions/taskpanes.xml><?xml version="1.0" encoding="utf-8"?>
<wetp:taskpanes xmlns:wetp="http://schemas.microsoft.com/office/webextensions/taskpanes/2010/11">
  <wetp:taskpane dockstate="right" visibility="0" width="350" row="1">
    <wetp:webextensionref xmlns:r="http://schemas.openxmlformats.org/officeDocument/2006/relationships" r:id="R4f27a674449e4e15"/>
  </wetp:taskpane>
</wetp:taskpanes>
</file>
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word/webextensions/taskpanes.xml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color="#0E2841" fo:font-size="24pt" style:font-size-asian="24pt" style:font-size-complex="24pt"/>
    </style:style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Normal" style:family="paragraph">
      <style:text-properties fo:color="#FF0000"/>
    </style:style>
    <style:style style:name="P8" style:parent-style-name="Párrafodelista" style:list-style-name="LFO5" style:family="paragraph"/>
    <style:style style:name="P9" style:parent-style-name="Párrafodelista" style:list-style-name="LFO5" style:family="paragraph"/>
    <style:style style:name="P10" style:parent-style-name="Párrafodelista" style:list-style-name="LFO5" style:family="paragraph"/>
    <style:style style:name="P11" style:parent-style-name="Párrafodelista" style:list-style-name="LFO5" style:family="paragraph"/>
    <style:style style:name="P12" style:parent-style-name="Párrafodelista" style:list-style-name="LFO5" style:family="paragraph"/>
    <style:style style:name="P13" style:parent-style-name="Párrafodelista" style:family="paragraph">
      <style:text-properties fo:color="#FF0000"/>
    </style:style>
    <style:style style:name="P14" style:parent-style-name="Normal" style:family="paragraph">
      <style:text-properties fo:color="#FF0000"/>
    </style:style>
    <style:style style:name="P15" style:parent-style-name="Párrafodelista" style:list-style-name="LFO4" style:family="paragraph"/>
    <style:style style:name="P16" style:parent-style-name="Párrafodelista" style:list-style-name="LFO4" style:family="paragraph"/>
    <style:style style:name="P17" style:parent-style-name="Párrafodelista" style:list-style-name="LFO4" style:family="paragraph"/>
    <style:style style:name="P18" style:parent-style-name="Párrafodelista" style:list-style-name="LFO4" style:family="paragraph"/>
    <style:style style:name="P19" style:parent-style-name="Párrafodelista" style:list-style-name="LFO4" style:family="paragraph"/>
    <style:style style:name="P20" style:parent-style-name="Párrafodelista" style:list-style-name="LFO4" style:family="paragraph"/>
    <style:style style:name="P21" style:parent-style-name="Párrafodelista" style:list-style-name="LFO4" style:family="paragraph"/>
    <style:style style:name="P22" style:parent-style-name="Párrafodelista" style:list-style-name="LFO4" style:family="paragraph"/>
    <style:style style:name="P23" style:parent-style-name="Párrafodelista" style:list-style-name="LFO4" style:family="paragraph"/>
    <style:style style:name="P24" style:parent-style-name="Normal" style:family="paragraph">
      <style:text-properties fo:color="#FF0000"/>
    </style:style>
    <style:style style:name="P25" style:parent-style-name="Párrafodelista" style:list-style-name="LFO3" style:family="paragraph"/>
    <style:style style:name="P26" style:parent-style-name="Párrafodelista" style:list-style-name="LFO3" style:family="paragraph"/>
    <style:style style:name="P27" style:parent-style-name="Párrafodelista" style:list-style-name="LFO3" style:family="paragraph"/>
    <style:style style:name="P28" style:parent-style-name="Párrafodelista" style:list-style-name="LFO3" style:family="paragraph"/>
    <style:style style:name="P29" style:parent-style-name="Párrafodelista" style:list-style-name="LFO3" style:family="paragraph"/>
    <style:style style:name="P30" style:parent-style-name="Párrafodelista" style:list-style-name="LFO3" style:family="paragraph"/>
    <style:style style:name="P31" style:parent-style-name="Párrafodelista" style:list-style-name="LFO3" style:family="paragraph"/>
    <style:style style:name="P32" style:parent-style-name="Párrafodelista" style:list-style-name="LFO3" style:family="paragraph"/>
    <style:style style:name="P33" style:parent-style-name="Párrafodelista" style:list-style-name="LFO3" style:family="paragraph"/>
    <style:style style:name="P34" style:parent-style-name="Párrafodelista" style:family="paragraph">
      <style:text-properties fo:color="#FF0000"/>
    </style:style>
    <style:style style:name="P35" style:parent-style-name="Normal" style:family="paragraph">
      <style:text-properties fo:color="#FF0000"/>
    </style:style>
    <style:style style:name="P36" style:parent-style-name="Párrafodelista" style:list-style-name="LFO2" style:family="paragraph"/>
    <style:style style:name="P37" style:parent-style-name="Párrafodelista" style:list-style-name="LFO2" style:family="paragraph"/>
    <style:style style:name="P38" style:parent-style-name="Párrafodelista" style:list-style-name="LFO2" style:family="paragraph"/>
    <style:style style:name="P39" style:parent-style-name="Párrafodelista" style:list-style-name="LFO2" style:family="paragraph"/>
    <style:style style:name="P40" style:parent-style-name="Párrafodelista" style:list-style-name="LFO2" style:family="paragraph"/>
    <style:style style:name="P41" style:parent-style-name="Párrafodelista" style:list-style-name="LFO2" style:family="paragraph"/>
    <style:style style:name="P42" style:parent-style-name="Párrafodelista" style:list-style-name="LFO2" style:family="paragraph"/>
    <style:style style:name="P43" style:parent-style-name="Párrafodelista" style:list-style-name="LFO2" style:family="paragraph"/>
    <style:style style:name="P44" style:parent-style-name="Normal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<text:span text:style-name="T2">STEAM</text:span></text:p>
      <text:p text:style-name="Normal">Multiplatforma</text:p>
      <text:list text:style-name="LFO1" text:continue-numbering="true">
        <text:list-item>
          <text:p text:style-name="P3">IOS</text:p>
        </text:list-item>
        <text:list-item>
          <text:p text:style-name="P4">Android</text:p>
        </text:list-item>
        <text:list-item>
          <text:p text:style-name="P5">APP</text:p>
        </text:list-item>
        <text:list-item>
          <text:p text:style-name="P6">Web</text:p>
        </text:list-item>
      </text:list>
      <text:p text:style-name="Normal"/>
      <text:p text:style-name="Normal">Crear Usuario</text:p>
      <text:p text:style-name="Normal">Pedir login, una contraseña y email, después es posible de conectar nuestro Steam Guard con telefono.</text:p>
      <text:p text:style-name="P7">Usuario</text:p>
      <text:list text:style-name="LFO5" text:continue-numbering="true">
        <text:list-item>
          <text:p text:style-name="P8">Login<text:s/></text:p>
        </text:list-item>
      </text:list>
      <text:p text:style-name="Párrafodelista">ID de cuenta, el username que se va a quedar por siempre en tu steam, y no lo vean nadie<text:s/>y ni se puede modificar.</text:p>
      <text:list text:style-name="LFO5" text:continue-numbering="true">
        <text:list-item>
          <text:p text:style-name="P9">Contraseña<text:s/></text:p>
        </text:list-item>
      </text:list>
      <text:p text:style-name="Párrafodelista">Contraseña del usuario</text:p>
      <text:list text:style-name="LFO5" text:continue-numbering="true">
        <text:list-item>
          <text:p text:style-name="P10">Steam Guard<text:s/></text:p>
        </text:list-item>
      </text:list>
      <text:p text:style-name="Párrafodelista">Una programa que genera codigos random cada 30 segundos, esa programa es<text:s/>vinculada con nuestra cuenta<text:s/>y solo se puede acceder por app del telefono, al momento en cuando el usuario quiere acceder a cuenta,<text:s/>se pide el codigo del Steam Guard.</text:p>
      <text:list text:style-name="LFO5" text:continue-numbering="true">
        <text:list-item>
          <text:p text:style-name="P11">Gmail</text:p>
        </text:list-item>
      </text:list>
      <text:p text:style-name="Párrafodelista">Gmail que esta vinculada con nuestra cuenta, para recibir ofertas.<text:s/></text:p>
      <text:list text:style-name="LFO5" text:continue-numbering="true">
        <text:list-item>
          <text:p text:style-name="P12">Movil</text:p>
        </text:list-item>
      </text:list>
      <text:p text:style-name="Párrafodelista">Movil que esta vinculada con nuestra cuenta para<text:s/>restaurar la cuenta en caso de olvidar la contraseña.</text:p>
      <text:p text:style-name="P13"/>
      <text:p text:style-name="P14">Tienda</text:p>
      <text:list text:style-name="LFO4" text:continue-numbering="true">
        <text:list-item>
          <text:p text:style-name="P15">Inicio de la tienda</text:p>
        </text:list-item>
      </text:list>
      <text:p text:style-name="Párrafodelista">Una pagina principal de la tienda donde encontramos los juegos mas jugados ofertas y recomendaciones por steam.</text:p>
      <text:list text:style-name="LFO4" text:continue-numbering="true">
        <text:list-item>
          <text:p text:style-name="P16">Una barra “menu” arriba donde pone las pestañas ma sprincipales que tienen dentro mas submenu’s</text:p>
        </text:list-item>
        <text:list-item>
          <text:p text:style-name="P17">Categorias</text:p>
        </text:list-item>
      </text:list>
      <text:p text:style-name="Párrafodelista">Una pestaña donde encontramos los generos, tipos, tematicos y tipos de juegos que nos<text:s/>interesa, al elegir una<text:s/>categoría<text:s/>nos enseña todos los juegos de ese tematico.</text:p>
      <text:list text:style-name="LFO4" text:continue-numbering="true">
        <text:list-item>
          <text:p text:style-name="P18">Ofertas</text:p>
        </text:list-item>
      </text:list>
      <text:p text:style-name="Párrafodelista">Una pestaña<text:s/>donde hay todas las ofertas actuales que hay en steam.</text:p>
      <text:list text:style-name="LFO4" text:continue-numbering="true">
        <text:list-item>
          <text:p text:style-name="P19">Tienda de puntos<text:s/></text:p>
        </text:list-item>
      </text:list>
      <text:p text:style-name="Párrafodelista">Una tienda donde por cada compra en steam de juegos no vale algo de mercado<text:s/>,solo juegos, nos asigna unos puntos dependiendo de juego,<text:s/>con que se pueden comprar items para nuestro<text:s/>profile como<text:s/>avatars, fondos, pegatinas, emoticonos, esto todo animados o estaticos, etc.</text:p>
      <text:list text:style-name="LFO4" text:continue-numbering="true">
        <text:list-item>
          <text:p text:style-name="P20">Lista de deseos</text:p>
        </text:list-item>
      </text:list>
      <text:p text:style-name="Párrafodelista">Una lista donde guardo todos los juegos que quiero comprar en futuro.</text:p>
      <text:list text:style-name="LFO4" text:continue-numbering="true">
        <text:list-item>
          <text:p text:style-name="P21">Carro</text:p>
        </text:list-item>
      </text:list>
      <text:p text:style-name="Párrafodelista">Se encuantra los juegos que quieremos comprar despues de asigrar todos los juegos, le damos a continuar el pago.</text:p>
      <text:list text:style-name="LFO4" text:continue-numbering="true">
        <text:list-item>
          <text:p text:style-name="P22">Pago</text:p>
        </text:list-item>
      </text:list>
      <text:p text:style-name="Párrafodelista">En el pago tenemos solo el metodo de pago con tarjeta que nos solicita los numeros<text:s/>de la tarjeta nombre apellido y codigo CVV, la tarjeta se puede guardar si lo quiere el usuario, despues de pago nos envia un mensaje por email que el pago se ha hecho bien y ya tenmos el juego, o ingresar dinero que es lo mismo pero solo se puede ingresar 5 euros, 10, 20, 50, y 100.</text:p>
      <text:list text:style-name="LFO4" text:continue-numbering="true">
        <text:list-item>
          <text:p text:style-name="P23">Noticias<text:s/>y Eventos</text:p>
        </text:list-item>
      </text:list>
      <text:p text:style-name="Párrafodelista">Aquí, nos enseña las noticias que nos puede<text:s/>interesar<text:s/>de los juegos que lo tenemos comprados,<text:s/>además<text:s/>lista de<text:s/>eventos mas proximos en los juegos.</text:p>
      <text:p text:style-name="P24">Comunidad</text:p>
      <text:list text:style-name="LFO3" text:continue-numbering="true">
        <text:list-item>
          <text:p text:style-name="P25">Discuciones</text:p>
        </text:list-item>
        <text:list-item>
          <text:p text:style-name="P26">Workshop</text:p>
        </text:list-item>
        <text:list-item>
          <text:p text:style-name="P27">Mercado</text:p>
        </text:list-item>
        <text:list-item>
          <text:p text:style-name="P28">Lives</text:p>
        </text:list-item>
        <text:list-item>
          <text:p text:style-name="P29">Artwotk</text:p>
        </text:list-item>
        <text:list-item>
          <text:p text:style-name="P30">Galerias</text:p>
        </text:list-item>
        <text:list-item>
          <text:p text:style-name="P31">Guias</text:p>
        </text:list-item>
        <text:list-item>
          <text:p text:style-name="P32">Noticias</text:p>
        </text:list-item>
        <text:list-item>
          <text:p text:style-name="P33">Reseñas</text:p>
        </text:list-item>
      </text:list>
      <text:p text:style-name="Párrafodelista"/>
      <text:p text:style-name="P34"/>
      <text:p text:style-name="P35">Profile</text:p>
      <text:list text:style-name="LFO2" text:continue-numbering="true">
        <text:list-item>
          <text:p text:style-name="P36">Biiblioteca de juegos</text:p>
        </text:list-item>
      </text:list>
      <text:p text:style-name="Párrafodelista">Es una ventana donde tenemos todos nuestros juegos, desde ahi<text:s/>se ejectuan los juegos, si hay muchos juegos se pueden<text:s/>poner por categoria nombres o hacer carpetas y meter que juegos queremos, donde se ejectuan los juegos tenemos ademas<text:s/>los achivments, y el progreso de estos mismos, las capturas que hemos hecho en el juego.</text:p>
      <text:list text:style-name="LFO2" text:continue-numbering="true">
        <text:list-item>
          <text:p text:style-name="P37">Amigos</text:p>
        </text:list-item>
      </text:list>
      <text:p text:style-name="Párrafodelista">En esta ventana tenemos todos nuestros amigos, podemos ver en que juegan al momento, se pueden acceptar nuevos amigos o rechazarlos, se pueden interactuar los ellos como escribir en el chat o hacer unb chat grupal, o hasta llamar, enseña cuando estaban los amigos ultima vez en steam.</text:p>
      <text:list text:style-name="LFO2" text:continue-numbering="true">
        <text:list-item>
          <text:p text:style-name="P38">Logros</text:p>
        </text:list-item>
      </text:list>
      <text:p text:style-name="Párrafodelista">Son como achivments en juegos pero en el profile,<text:s/>estos nos dan XP que pueden mejorar el level de nuestro profile.<text:s/>El level puede ser infinito pero cada vez que subimos es doble de xp que necesitamos para llegar al siguiente nivel.</text:p>
      <text:list text:style-name="LFO2" text:continue-numbering="true">
        <text:list-item>
          <text:p text:style-name="P39">Galeria</text:p>
        </text:list-item>
      </text:list>
      <text:p text:style-name="Párrafodelista">En galeria guardamos todos los fotos que hemos hecho en juegos, se pueden publicar al comunidad, los amigos o personas de comunidad pueden<text:s/>comentar esta foto o pulsar el boton “me gusta”.</text:p>
      <text:list text:style-name="LFO2" text:continue-numbering="true">
        <text:list-item>
          <text:p text:style-name="P40">Inventario</text:p>
        </text:list-item>
      </text:list>
      <text:p text:style-name="Párrafodelista">En inventario estan guardados los items de todos los juegos que tenemos en biblioteca si en juego<text:s/>no tenemos items no van aparecer en inventario, todos los juegos tinien sus items y no pueden mezclarse con otro, cunado pulsamos en el items de un juego, sale<text:s/>una foto de ese items una descripcion, y su precio, desde inventario se peude vender en el mercado.<text:s/>Al pulsar el voton “vender en mercado” sale una ventana con grafico del precio de este item cunado ha subido o bajado y con que precio<text:s/>queremos<text:s/>venderle y cunato nos llega al<text:s/>final<text:s/>,porque steam nos coje comision por vender iteams en mercado.</text:p>
      <text:list text:style-name="LFO2" text:continue-numbering="true">
        <text:list-item>
          <text:p text:style-name="P41">Chat</text:p>
        </text:list-item>
      </text:list>
      <text:p text:style-name="Párrafodelista">El chat solo se puede hacer con amigos, se puden llamar con este mismo chat, y también se puede hacer grupos.</text:p>
      <text:list text:style-name="LFO2" text:continue-numbering="true">
        <text:list-item>
          <text:p text:style-name="P42">Comentarios</text:p>
        </text:list-item>
      </text:list>
      <text:p text:style-name="Párrafodelista">En nuestro profile al final de todo tenemos los comentarios que pueden dejar todos los usuarios, pero se pueden ocultar o borrar que comentaios quieremos.</text:p>
      <text:list text:style-name="LFO2" text:continue-numbering="true">
        <text:list-item>
          <text:p text:style-name="P43">Grupos</text:p>
        </text:list-item>
      </text:list>
      <text:p text:style-name="Párrafodelista">Podemos crear nuestros grupos o entrar en grupos de otros usuarios si son abiertas, es grupos se pueden hablar<text:s/>como en comunidades por temas, añadir fotos, items, etc.</text:p>
      <text:p text:style-name="P44"/>
      <text:p text:style-name="Normal"/>
    </office:text>
  </office:body>
</office:document-content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vel Mirón</meta:initial-creator>
    <dc:creator>Pavel Mirón</dc:creator>
    <meta:creation-date>2024-11-20T10:03:00Z</meta:creation-date>
    <dc:date>2024-11-20T10:03:00Z</dc:date>
    <meta:template xlink:href="Normal.dotm" xlink:type="simple"/>
    <meta:editing-cycles>1</meta:editing-cycles>
    <meta:editing-duration>PT0S</meta:editing-duration>
    <meta:document-statistic meta:page-count="1" meta:paragraph-count="9" meta:word-count="694" meta:character-count="4506" meta:row-count="31" meta:non-whitespace-character-count="3821"/>
  </office:meta>
</office:document-meta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